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17-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ARABLES (17:1-24; 19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ARABLES (17:1-24; 19:1-1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irst parable (17:1-6, 11-1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irst parable (17:1-6, 11-1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Information in the parable (17:1-6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Interpretation of the parable (17:11-1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ARABLES (17:1-24; 19:1-1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First parable (17:1-6, 11-1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Second parable (17:7-10, 15-2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Second parable (17:7-10, 15-21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Information in the parable (17:7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Interpretation of the parable (17:15-2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ARABLES (17:1-24; 19:1-14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First parable (17:1-6, 11-14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Second parable (17:7-10, 15-21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ird parable (17:22-24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ird parable (17:22-24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nformation in the parable (17:22-2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nterpretation of the parable (17:24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PARABLES (17:1-24; 19:1-14)<text:s text:c="1"/></text:span><text:span text:style-name="a530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First parable (17:1-6, 11-14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Second parable (17:7-10, 15-2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ird parable (17:22-24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Fourth parable (19:1-9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Fifth parable (19:10-14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EZEKIEL 17-19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PARABLES (17:1-24; 19:1-14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PROVERB (18:1-32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-title-Title-Slide" presentation:presentation-page-layout-name="Master1-PPL1" draw:id="Slide-265">
        <draw:frame draw:id="id101" presentation:style-name="a571" draw:name="Title 1" svg:x="1.38in" svg:y="0.83in" svg:width="10.3in" svg:height="4.42in" presentation:class="title" presentation:placeholder="false">
          <draw:text-box>
            <text:p text:style-name="a570" text:class-names="" text:cond-style-name=""><text:span text:style-name="a568" text:class-names="">THE PROVERB (18:1-32):<text:s text:c="1"/></text:span><text:span text:style-name="a569" text:class-names=""/></text:p>
          </draw:text-box>
          <svg:title/>
          <svg:desc/>
        </draw:frame>
        <draw:frame draw:id="id102" presentation:style-name="a576" draw:name="Subtitle 2" svg:x="1.38in" svg:y="5.25in" svg:width="10.3in" svg:height="1.85in" presentation:class="subtitle" presentation:placeholder="false">
          <draw:text-box>
            <text:p text:style-name="a573" text:class-names="" text:cond-style-name=""><text:span text:style-name="a572" text:class-names=""><text:s text:c="1"/>The contents of this proverb (18:1-4)<text:s text:c="1"/></text:span></text:p>
            <text:p text:style-name="a575" text:class-names="" text:cond-style-name=""><text:span text:style-name="a574" text:class-names=""/></text:p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contents of this proverb (18:1-4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information (18:1 -2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interpretation (18:3-4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PROVERB (18:1-32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contents of this proverb (18:1-4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orrection of the proverb (18:5-28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correction of the proverb (18:5-28):<text:s text:c="1"/></text:span><text:span text:style-name="a609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 case of the righteous versus the unrighteous (18:20, 25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case of a righteous man (18:5-9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case of a righteous man's unrighteous son (18:10-1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case of an unrighteous man's righteous son (18:14-19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case of a righteous man who becomes unrighteous (18:24, 26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case of unrighteous people who become righteous (18:21-23, 27-28): They will live.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4" draw:style-name="a634" draw:master-page-name="Master1-Layout12-tx-Title-and-Text" presentation:presentation-page-layout-name="Master1-PPL12" draw:id="Slide-269">
        <draw:frame draw:id="id109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THE PROVERB (18:1-32):<text:s text:c="1"/></text:span><text:span text:style-name="a636" text:class-names=""/></text:p>
          </draw:text-box>
          <svg:title/>
          <svg:desc/>
        </draw:frame>
        <draw:frame draw:id="id110" presentation:style-name="a651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contents of this proverb (18:1-4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correction of the proverb (18:5-28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challenge from the proverb (18:29-3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5" draw:style-name="a652" draw:master-page-name="Master1-Layout12-tx-Title-and-Text" presentation:presentation-page-layout-name="Master1-PPL12" draw:id="Slide-270">
        <draw:frame draw:id="id111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EZEKIEL 17-19</text:span><text:span text:style-name="a654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THE PARABLES (17:1-24; 19:1-14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THE PROVERB (18:1-32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17-19</dc:title>
    <meta:initial-creator>David STRICKLAND</meta:initial-creator>
    <dc:creator>David STRICKLAND</dc:creator>
    <meta:creation-date>2020-02-22T19:27:05Z</meta:creation-date>
    <dc:date>2020-02-22T19:27:05Z</dc:date>
    <meta:template xlink:href="BibleStudy" xlink:type="simple"/>
    <meta:editing-cycles>1</meta:editing-cycles>
    <meta:editing-duration>PT0S</meta:editing-duration>
    <meta:document-statistic meta:paragraph-count="51" meta:word-count="397"/>
  </office:meta>
</office:document-meta>
</file>